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Some HTML entities: é: é, è: è, Atilde: Ã.</text:p>
      <text:p>XML entities: amp: &amp;, quote: ", apos: ', lt: &lt;, gt: &gt;.</text:p>
      <text:p> </text:p>
      <text:p>Para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